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wijs is rond (denk ik). Nog wat geschreven.</text:p>
          </table:table-cell>
          <table:table-cell table:number-columns-repeated="102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6:31:52.932267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23T16:31:58.056771059</dc:date>
    <meta:editing-cycles>73</meta:editing-cycles>
    <meta:editing-duration>PT4H17M2S</meta:editing-duration>
    <meta:document-statistic meta:table-count="1" meta:cell-count="33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